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【】</text:p>
      <text:p text:style-name="Preformatted_20_Text">在展開討論前,我們先來點輕鬆的開胃小菜。不知道是哪個擅長行銷宣傳的公司先</text:p>
      <text:p text:style-name="Preformatted_20_Text">帶頭,資訊界總喜歡把研發中的產品取個奇特的代號,然後讓一堆死忠的「專家」</text:p>
      <text:p text:style-name="Preformatted_20_Text">互相以這些代號來溝通。好像武俠小說中的「切口」、「暗語」一樣,以凸顯其「專</text:p>
      <text:p text:style-name="Preformatted_20_Text">業」性。你想的是不是和我一樣？沒錯,就是Microsoft；從Chicago→Windows95、</text:p>
      <text:p text:style-name="Preformatted_20_Text">Memphis→Windows98、Carlo→Windows NT 5.0等等,讓一堆人滿口行話,好像非這</text:p>
      <text:p text:style-name="Preformatted_20_Text">樣不足以顯示功力深厚一樣。在此風氣之下,筆者總不能讓人小看,於是搜尋了一</text:p>
      <text:p text:style-name="Preformatted_20_Text">下,找出RRAS的代號,咦？真好玩,這的代號竟然叫做「鐵頭」？不曉得是筆者才疏</text:p>
      <text:p text:style-name="Preformatted_20_Text">學淺還是孤陋寡聞,硬是覺得這個代號實在是好笑。如果有讀者大人知道這代號的</text:p>
      <text:p text:style-name="Preformatted_20_Text">來由,還望請不吝賜告。</text:p>
      <text:p text:style-name="Preformatted_20_Text">這個鐵頭據說是Microsoft和網路設備大廠Cisco合作的計畫,要讓Windows NT 4.0能</text:p>
      <text:p text:style-name="Preformatted_20_Text">夠具有更進階的軟體路由器功能,能提供更進階的路由選擇能力。透過RRAS,可讓</text:p>
      <text:p text:style-name="Preformatted_20_Text">執行Windows NT 4.0的機器也具有路由器的功能。但這可不是Microsoft獨創而獲</text:p>
      <text:p text:style-name="Preformatted_20_Text">見的構想,其實在Novell Intranet Ware中早已內含這項功能,稱之為MPR,而且已經發</text:p>
      <text:p text:style-name="Preformatted_20_Text">展到3.X版了。</text:p>
      <text:p text:style-name="Preformatted_20_Text">RRAS的系統要求是Windows NT 4.0版以上,且必須安裝Service Pack 3。可以從</text:p>
      <text:p text:style-name="Preformatted_20_Text">Microsoft網站中下載,檔案大約是5 MB左右。安裝之前會先檢查有沒有Service Pack </text:p>
      <text:p text:style-name="Preformatted_20_Text">3存在,安裝完後會取代原有的RAS服務。在使用RRAS時的架構,連接兩個網路的</text:p>
      <text:p text:style-name="Preformatted_20_Text">步驟如下：</text:p>
      <text:p text:style-name="Preformatted_20_Text">一、安裝數據機提供WAN連結介面：這個步驟和以往的RAS類似,是在控制台→</text:p>
      <text:p text:style-name="Preformatted_20_Text">網路→服務→Routing And Remote Access Service中設定。要注意的是如果需要較</text:p>
      <text:p text:style-name="Preformatted_20_Text">大的頻寬,可以在Network選項中選擇Multi Link選項。Multi Link可以把多個不同</text:p>
      <text:p text:style-name="Preformatted_20_Text">的通訊埠視為一個邏輯上的硬體通訊埠,目前的個人電腦或是所謂的PC Server大都</text:p>
      <text:p text:style-name="Preformatted_20_Text">有兩個序列埠,這樣就可以同時連接兩個數據機提供33.6 Kbps*2的頻寬。另外如果</text:p>
      <text:p text:style-name="Preformatted_20_Text">對於路由觀念還不清楚的,建議一開始通訊協定只選用IPX或IP一項就好,先選擇一</text:p>
      <text:p text:style-name="Preformatted_20_Text">個自己比較熟悉的通訊協定,才不會被一堆名詞搞的昏頭轉向。因為筆者的環境是</text:p>
      <text:p text:style-name="Preformatted_20_Text">使用TCP/IP通訊堆疊,所以在安裝數據機時就只選擇了TCP/IP這個通訊協定。</text:p>
      <text:p text:style-name="Preformatted_20_Text">二、在Routing and Remote Access Service中新增介面供路由器使用：在RRAS中已</text:p>
      <text:p text:style-name="Preformatted_20_Text">經有一個現成的動態撥接精靈(Demand-Dial Wizard)方便使用者設定介面給路由器</text:p>
      <text:p text:style-name="Preformatted_20_Text">使用。在NT Router中要注意連線的兩端各需要有所謂的印信(Credentials),也就是</text:p>
      <text:p text:style-name="Preformatted_20_Text">使用者名稱和密碼。NT Router規定,如果撥號端連接到撥入端(例如由WINNT1撥</text:p>
      <text:p text:style-name="Preformatted_20_Text">號到WINNT2),則撥號端印信的使用者名稱要和撥入端的介面名稱相同。</text:p>
      <text:p text:style-name="Preformatted_20_Text">三、在每個NT Router中增加靜態路由(Static Routes)：在我們的例子中,由於只在</text:p>
      <text:p text:style-name="Preformatted_20_Text">兩個網路間互通有無,兩個網路也各只有一個對外的窗口,所以不需要動用到NT </text:p>
      <text:p text:style-name="Preformatted_20_Text">Router中的動態路由選擇能力,只要使用靜態路由表(Add Static Router)即可。</text:p>
      <text:p text:style-name="Preformatted_20_Text">四、安裝並設定DHCP Relay Agent,安裝WINS或DNS Server：這些步驟是為了在</text:p>
      <text:p text:style-name="Preformatted_20_Text">兩個網路連接之後,提供動態位址分派(DHCP)及名稱解析(WINS,DNS)之用,詳細的</text:p>
      <text:p text:style-name="Preformatted_20_Text">設定及作用請參考相關的文獻,筆者在此不多贅言。</text:p>
      <text:p text:style-name="Preformatted_20_Text">經過以上四個步驟,在我們的例子裡就算是將RRAS設定完成了。接下來在安裝設</text:p>
      <text:p text:style-name="Preformatted_20_Text">定完RRAS之後,只要在設定好的介面上按右鍵,選擇Connect,經過數據機的連接,就</text:p>
      <text:p text:style-name="Preformatted_20_Text">可以讓兩個網路由老死不相往來變成雞犬相聞。您可以選擇需要時才動態撥接兩</text:p>
      <text:p text:style-name="Preformatted_20_Text">端,也可以透過電話線作固態的連接。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42" meta:word-count="1179" meta:character-count="1624"/>
    <meta:generator>OpenOffice/4.1.1$Win32 OpenOffice.org_project/411m6$Build-9775</meta:generator>
  </office:meta>
</office:document-meta>
</file>